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5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1.86pt" svg:y="267.28pt">
            <draw:object draw:notify-on-update-of-ranges="Sheet1.A1:Sheet1.A1 Sheet1.A2:Sheet1.A14 Sheet1.B1:Sheet1.B1 Sheet1.B2:Sheet1.B14 Sheet1.C1:Sheet1.C1 Sheet1.C2:Sheet1.C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65.06pt" svg:y="265.78pt">
            <draw:object draw:notify-on-update-of-ranges="Sheet1.F1:Sheet1.F1 Sheet1.F2:Sheet1.F14 Sheet1.G1:Sheet1.G1 Sheet1.G2:Sheet1.G14 Sheet1.H1:Sheet1.H1 Sheet1.H2:Sheet1.H14 Sheet1.I1:Sheet1.I1 Sheet1.I2:Sheet1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24.21pt" svg:y="758.18pt">
            <draw:object draw:notify-on-update-of-ranges="Sheet1.A44:Sheet1.A44 Sheet1.A45:Sheet1.A57 Sheet1.B44:Sheet1.B44 Sheet1.B45:Sheet1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543.2pt" svg:y="749.91pt">
            <draw:object draw:notify-on-update-of-ranges="Sheet1.F44:Sheet1.F44 Sheet1.F45:Sheet1.F57 Sheet1.G44:Sheet1.G44 Sheet1.G45:Sheet1.G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4pt" svg:height="255.26pt" svg:x="570.27pt" svg:y="1261.96pt">
            <draw:object draw:notify-on-update-of-ranges="Sheet1.F82:Sheet1.F82 Sheet1.F83:Sheet1.F95 Sheet1.G82:Sheet1.G82 Sheet1.G83:Sheet1.G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53.4pt" svg:height="255.23pt" svg:x="67.78pt" svg:y="1258.95pt">
            <draw:object draw:notify-on-update-of-ranges="Sheet1.A82:Sheet1.A82 Sheet1.A83:Sheet1.A95 Sheet1.B82:Sheet1.B82 Sheet1.B83:Sheet1.B9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2.957" calcext:value-type="float">
            <text:p>12.957</text:p>
          </table:table-cell>
          <table:table-cell table:style-name="ce4" office:value-type="float" office:value="4.358" calcext:value-type="float">
            <text:p>4.358</text:p>
          </table:table-cell>
          <table:table-cell table:style-name="ce7" office:value-type="float" office:value="23.299" calcext:value-type="float">
            <text:p>23.29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.294" calcext:value-type="float">
            <text:p>1.294</text:p>
          </table:table-cell>
          <table:table-cell table:style-name="ce4" office:value-type="float" office:value="0.405" calcext:value-type="float">
            <text:p>0.405</text:p>
          </table:table-cell>
          <table:table-cell table:style-name="ce7" office:value-type="float" office:value="2.359" calcext:value-type="float">
            <text:p>2.35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.957" calcext:value-type="float">
            <text:p>4.957</text:p>
          </table:table-cell>
          <table:table-cell table:style-name="ce4" office:value-type="float" office:value="3.003" calcext:value-type="float">
            <text:p>3.003</text:p>
          </table:table-cell>
          <table:table-cell table:style-name="ce7" office:value-type="float" office:value="11.645" calcext:value-type="float">
            <text:p>11.64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305" calcext:value-type="float">
            <text:p>0.305</text:p>
          </table:table-cell>
          <table:table-cell table:style-name="ce7" office:value-type="float" office:value="1.156" calcext:value-type="float">
            <text:p>1.15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.947" calcext:value-type="float">
            <text:p>4.947</text:p>
          </table:table-cell>
          <table:table-cell table:style-name="ce4" office:value-type="float" office:value="2.815" calcext:value-type="float">
            <text:p>2.815</text:p>
          </table:table-cell>
          <table:table-cell table:style-name="ce7" office:value-type="float" office:value="11.832" calcext:value-type="float">
            <text:p>11.83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.496" calcext:value-type="float">
            <text:p>0.496</text:p>
          </table:table-cell>
          <table:table-cell table:style-name="ce4" office:value-type="float" office:value="0.263" calcext:value-type="float">
            <text:p>0.263</text:p>
          </table:table-cell>
          <table:table-cell table:style-name="ce7" office:value-type="float" office:value="1.199" calcext:value-type="float">
            <text:p>1.19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4.906" calcext:value-type="float">
            <text:p>4.906</text:p>
          </table:table-cell>
          <table:table-cell table:style-name="ce4" office:value-type="float" office:value="2.704" calcext:value-type="float">
            <text:p>2.704</text:p>
          </table:table-cell>
          <table:table-cell table:style-name="ce7" office:value-type="float" office:value="11.85" calcext:value-type="float">
            <text:p>11.85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0.505" calcext:value-type="float">
            <text:p>0.505</text:p>
          </table:table-cell>
          <table:table-cell table:style-name="ce4" office:value-type="float" office:value="0.267" calcext:value-type="float">
            <text:p>0.267</text:p>
          </table:table-cell>
          <table:table-cell table:style-name="ce7" office:value-type="float" office:value="1.223" calcext:value-type="float">
            <text:p>1.22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5.098" calcext:value-type="float">
            <text:p>5.098</text:p>
          </table:table-cell>
          <table:table-cell table:style-name="ce4" office:value-type="float" office:value="2.795" calcext:value-type="float">
            <text:p>2.795</text:p>
          </table:table-cell>
          <table:table-cell table:style-name="ce7" office:value-type="float" office:value="12.284" calcext:value-type="float">
            <text:p>12.284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503" calcext:value-type="float">
            <text:p>0.503</text:p>
          </table:table-cell>
          <table:table-cell table:style-name="ce4" office:value-type="float" office:value="0.241" calcext:value-type="float">
            <text:p>0.241</text:p>
          </table:table-cell>
          <table:table-cell table:style-name="ce7" office:value-type="float" office:value="1.24" calcext:value-type="float">
            <text:p>1.240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5.105" calcext:value-type="float">
            <text:p>5.105</text:p>
          </table:table-cell>
          <table:table-cell table:style-name="ce4" office:value-type="float" office:value="2.703" calcext:value-type="float">
            <text:p>2.703</text:p>
          </table:table-cell>
          <table:table-cell table:style-name="ce7" office:value-type="float" office:value="12.349" calcext:value-type="float">
            <text:p>12.349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4" office:value-type="float" office:value="0.497" calcext:value-type="float">
            <text:p>0.497</text:p>
          </table:table-cell>
          <table:table-cell table:style-name="ce4" office:value-type="float" office:value="0.295" calcext:value-type="float">
            <text:p>0.295</text:p>
          </table:table-cell>
          <table:table-cell table:style-name="ce7" office:value-type="float" office:value="1.173" calcext:value-type="float">
            <text:p>1.17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.033" calcext:value-type="float">
            <text:p>5.033</text:p>
          </table:table-cell>
          <table:table-cell table:style-name="ce4" office:value-type="float" office:value="2.824" calcext:value-type="float">
            <text:p>2.824</text:p>
          </table:table-cell>
          <table:table-cell table:style-name="ce7" office:value-type="float" office:value="12.109" calcext:value-type="float">
            <text:p>12.109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308" calcext:value-type="float">
            <text:p>0.308</text:p>
          </table:table-cell>
          <table:table-cell table:style-name="ce7" office:value-type="float" office:value="1.167" calcext:value-type="float">
            <text:p>1.167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4.985" calcext:value-type="float">
            <text:p>4.985</text:p>
          </table:table-cell>
          <table:table-cell table:style-name="ce4" office:value-type="float" office:value="2.769" calcext:value-type="float">
            <text:p>2.769</text:p>
          </table:table-cell>
          <table:table-cell table:style-name="ce7" office:value-type="float" office:value="12.004" calcext:value-type="float">
            <text:p>12.004</text:p>
          </table:table-cell>
          <table:table-cell/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0.497" calcext:value-type="float">
            <text:p>0.497</text:p>
          </table:table-cell>
          <table:table-cell table:style-name="ce4" office:value-type="float" office:value="0.285" calcext:value-type="float">
            <text:p>0.285</text:p>
          </table:table-cell>
          <table:table-cell table:style-name="ce7" office:value-type="float" office:value="1.182" calcext:value-type="float">
            <text:p>1.182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5.048" calcext:value-type="float">
            <text:p>5.048</text:p>
          </table:table-cell>
          <table:table-cell table:style-name="ce4" office:value-type="float" office:value="2.815" calcext:value-type="float">
            <text:p>2.815</text:p>
          </table:table-cell>
          <table:table-cell table:style-name="ce7" office:value-type="float" office:value="12.11" calcext:value-type="float">
            <text:p>12.110</text:p>
          </table:table-cell>
          <table:table-cell/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0.506" calcext:value-type="float">
            <text:p>0.506</text:p>
          </table:table-cell>
          <table:table-cell table:style-name="ce4" office:value-type="float" office:value="0.278" calcext:value-type="float">
            <text:p>0.278</text:p>
          </table:table-cell>
          <table:table-cell table:style-name="ce7" office:value-type="float" office:value="1.213" calcext:value-type="float">
            <text:p>1.213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4" office:value-type="float" office:value="5.186" calcext:value-type="float">
            <text:p>5.186</text:p>
          </table:table-cell>
          <table:table-cell table:style-name="ce4" office:value-type="float" office:value="2.727" calcext:value-type="float">
            <text:p>2.727</text:p>
          </table:table-cell>
          <table:table-cell table:style-name="ce7" office:value-type="float" office:value="12.551" calcext:value-type="float">
            <text:p>12.551</text:p>
          </table:table-cell>
          <table:table-cell/>
          <table:table-cell table:style-name="ce2" office:value-type="float" office:value="512" calcext:value-type="float">
            <text:p>512</text:p>
          </table:table-cell>
          <table:table-cell table:style-name="ce4" office:value-type="float" office:value="0.499" calcext:value-type="float">
            <text:p>0.499</text:p>
          </table:table-cell>
          <table:table-cell table:style-name="ce4" office:value-type="float" office:value="0.244" calcext:value-type="float">
            <text:p>0.244</text:p>
          </table:table-cell>
          <table:table-cell table:style-name="ce7" office:value-type="float" office:value="1.232" calcext:value-type="float">
            <text:p>1.232</text:p>
          </table:table-cell>
        </table:table-row>
        <table:table-row table:style-name="ro1">
          <table:table-cell table:style-name="ce2" office:value-type="float" office:value="1024" calcext:value-type="float">
            <text:p>1,024</text:p>
          </table:table-cell>
          <table:table-cell table:style-name="ce4" office:value-type="float" office:value="4.861" calcext:value-type="float">
            <text:p>4.861</text:p>
          </table:table-cell>
          <table:table-cell table:style-name="ce4" office:value-type="float" office:value="2.678" calcext:value-type="float">
            <text:p>2.678</text:p>
          </table:table-cell>
          <table:table-cell table:style-name="ce7" office:value-type="float" office:value="11.768" calcext:value-type="float">
            <text:p>11.768</text:p>
          </table:table-cell>
          <table:table-cell/>
          <table:table-cell table:style-name="ce2" office:value-type="float" office:value="1024" calcext:value-type="float">
            <text:p>1,024</text:p>
          </table:table-cell>
          <table:table-cell table:style-name="ce4" office:value-type="float" office:value="0.502" calcext:value-type="float">
            <text:p>0.502</text:p>
          </table:table-cell>
          <table:table-cell table:style-name="ce4" office:value-type="float" office:value="0.272" calcext:value-type="float">
            <text:p>0.272</text:p>
          </table:table-cell>
          <table:table-cell table:style-name="ce7" office:value-type="float" office:value="1.204" calcext:value-type="float">
            <text:p>1.204</text:p>
          </table:table-cell>
        </table:table-row>
        <table:table-row table:style-name="ro1">
          <table:table-cell table:style-name="ce2" office:value-type="float" office:value="2048" calcext:value-type="float">
            <text:p>2,048</text:p>
          </table:table-cell>
          <table:table-cell table:style-name="ce4" office:value-type="float" office:value="4.939" calcext:value-type="float">
            <text:p>4.939</text:p>
          </table:table-cell>
          <table:table-cell table:style-name="ce4" office:value-type="float" office:value="2.832" calcext:value-type="float">
            <text:p>2.832</text:p>
          </table:table-cell>
          <table:table-cell table:style-name="ce7" office:value-type="float" office:value="11.833" calcext:value-type="float">
            <text:p>11.833</text:p>
          </table:table-cell>
          <table:table-cell/>
          <table:table-cell table:style-name="ce2" office:value-type="float" office:value="2048" calcext:value-type="float">
            <text:p>2,048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28" calcext:value-type="float">
            <text:p>0.280</text:p>
          </table:table-cell>
          <table:table-cell table:style-name="ce7" office:value-type="float" office:value="1.192" calcext:value-type="float">
            <text:p>1.192</text:p>
          </table:table-cell>
        </table:table-row>
        <table:table-row table:style-name="ro1">
          <table:table-cell table:style-name="ce2" office:value-type="float" office:value="4096" calcext:value-type="float">
            <text:p>4,096</text:p>
          </table:table-cell>
          <table:table-cell table:style-name="ce4" office:value-type="float" office:value="4.953" calcext:value-type="float">
            <text:p>4.953</text:p>
          </table:table-cell>
          <table:table-cell table:style-name="ce4" office:value-type="float" office:value="2.896" calcext:value-type="float">
            <text:p>2.896</text:p>
          </table:table-cell>
          <table:table-cell table:style-name="ce7" office:value-type="float" office:value="11.721" calcext:value-type="float">
            <text:p>11.721</text:p>
          </table:table-cell>
          <table:table-cell/>
          <table:table-cell table:style-name="ce2" office:value-type="float" office:value="4096" calcext:value-type="float">
            <text:p>4,096</text:p>
          </table:table-cell>
          <table:table-cell table:style-name="ce4" office:value-type="float" office:value="0.506" calcext:value-type="float">
            <text:p>0.506</text:p>
          </table:table-cell>
          <table:table-cell table:style-name="ce4" office:value-type="float" office:value="0.295" calcext:value-type="float">
            <text:p>0.295</text:p>
          </table:table-cell>
          <table:table-cell table:style-name="ce7" office:value-type="float" office:value="1.19" calcext:value-type="float">
            <text:p>1.1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 = 10000000</text:p>
          </table:table-cell>
          <table:table-cell table:number-columns-repeated="4"/>
          <table:table-cell office:value-type="string" calcext:value-type="string">
            <text:p>M = 1000000</text:p>
          </table:table-cell>
          <table:table-cell table:number-columns-repeated="3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Read Call Count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Read Call Count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0000000" calcext:value-type="float">
            <text:p>10,000,00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5" office:value-type="float" office:value="1000000" calcext:value-type="float">
            <text:p>1,000,0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5000000" calcext:value-type="float">
            <text:p>5,000,000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5" office:value-type="float" office:value="501468" calcext:value-type="float">
            <text:p>501,468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4155947" calcext:value-type="float">
            <text:p>4,155,947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float" office:value="411538" calcext:value-type="float">
            <text:p>411,538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4196182" calcext:value-type="float">
            <text:p>4,196,182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5" office:value-type="float" office:value="411520" calcext:value-type="float">
            <text:p>411,52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4208301" calcext:value-type="float">
            <text:p>4,208,301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5" office:value-type="float" office:value="421433" calcext:value-type="float">
            <text:p>421,433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4180089" calcext:value-type="float">
            <text:p>4,180,089</text:p>
          </table:table-cell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5" office:value-type="float" office:value="414102" calcext:value-type="float">
            <text:p>414,102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4192526" calcext:value-type="float">
            <text:p>4,192,526</text:p>
          </table:table-cell>
          <table:table-cell table:number-columns-repeated="3"/>
          <table:table-cell table:style-name="ce2" office:value-type="float" office:value="64" calcext:value-type="float">
            <text:p>64</text:p>
          </table:table-cell>
          <table:table-cell table:style-name="ce5" office:value-type="float" office:value="408268" calcext:value-type="float">
            <text:p>408,268</text:p>
          </table:table-cell>
          <table:table-cell table:number-columns-repeated="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4181886" calcext:value-type="float">
            <text:p>4,181,886</text:p>
          </table:table-cell>
          <table:table-cell table:number-columns-repeated="3"/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412671" calcext:value-type="float">
            <text:p>412,671</text:p>
          </table:table-cell>
          <table:table-cell table:number-columns-repeated="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4183415" calcext:value-type="float">
            <text:p>4,183,415</text:p>
          </table:table-cell>
          <table:table-cell table:number-columns-repeated="3"/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414275" calcext:value-type="float">
            <text:p>414,275</text:p>
          </table:table-cell>
          <table:table-cell table:number-columns-repeated="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4120940" calcext:value-type="float">
            <text:p>4,120,940</text:p>
          </table:table-cell>
          <table:table-cell table:number-columns-repeated="3"/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421823" calcext:value-type="float">
            <text:p>421,823</text:p>
          </table:table-cell>
          <table:table-cell table:number-columns-repeated="2"/>
        </table:table-row>
        <table:table-row table:style-name="ro1">
          <table:table-cell table:style-name="ce2" office:value-type="float" office:value="1024" calcext:value-type="float">
            <text:p>1,024</text:p>
          </table:table-cell>
          <table:table-cell table:style-name="ce5" office:value-type="float" office:value="4092807" calcext:value-type="float">
            <text:p>4,092,807</text:p>
          </table:table-cell>
          <table:table-cell table:number-columns-repeated="3"/>
          <table:table-cell table:style-name="ce2" office:value-type="float" office:value="1024" calcext:value-type="float">
            <text:p>1,024</text:p>
          </table:table-cell>
          <table:table-cell table:style-name="ce5" office:value-type="float" office:value="405807" calcext:value-type="float">
            <text:p>405,807</text:p>
          </table:table-cell>
          <table:table-cell table:number-columns-repeated="2"/>
        </table:table-row>
        <table:table-row table:style-name="ro1">
          <table:table-cell table:style-name="ce2" office:value-type="float" office:value="2048" calcext:value-type="float">
            <text:p>2,048</text:p>
          </table:table-cell>
          <table:table-cell table:style-name="ce5" office:value-type="float" office:value="4113338" calcext:value-type="float">
            <text:p>4,113,338</text:p>
          </table:table-cell>
          <table:table-cell table:number-columns-repeated="3"/>
          <table:table-cell table:style-name="ce2" office:value-type="float" office:value="2048" calcext:value-type="float">
            <text:p>2,048</text:p>
          </table:table-cell>
          <table:table-cell table:style-name="ce5" office:value-type="float" office:value="399032" calcext:value-type="float">
            <text:p>399,032</text:p>
          </table:table-cell>
          <table:table-cell table:number-columns-repeated="2"/>
        </table:table-row>
        <table:table-row table:style-name="ro1">
          <table:table-cell table:style-name="ce2" office:value-type="float" office:value="4096" calcext:value-type="float">
            <text:p>4,096</text:p>
          </table:table-cell>
          <table:table-cell table:style-name="ce5" office:value-type="float" office:value="3951657" calcext:value-type="float">
            <text:p>3,951,657</text:p>
          </table:table-cell>
          <table:table-cell table:number-columns-repeated="3"/>
          <table:table-cell table:style-name="ce2" office:value-type="float" office:value="4096" calcext:value-type="float">
            <text:p>4,096</text:p>
          </table:table-cell>
          <table:table-cell table:style-name="ce5" office:value-type="float" office:value="390852" calcext:value-type="float">
            <text:p>390,852</text:p>
          </table:table-cell>
          <table:table-cell table:number-columns-repeated="2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icroseconds Per Read Call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icrosecond Per Read Call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 ([.C2]+[.D2]) / [.B45] * 1000000" office:value-type="float" office:value="2.7657" calcext:value-type="float">
            <text:p>2.76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4" table:formula="of:= ([.H2]+[.I2]) / [.G45] * 1000000" office:value-type="float" office:value="2.764" calcext:value-type="float">
            <text:p>2.76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 ([.C3]+[.D3]) / [.B46] * 1000000" office:value-type="float" office:value="2.9296" calcext:value-type="float">
            <text:p>2.930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4" table:formula="of:= ([.H3]+[.I3]) / [.G46] * 1000000" office:value-type="float" office:value="2.91344612218526" calcext:value-type="float">
            <text:p>2.91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 ([.C4]+[.D4]) / [.B47] * 1000000" office:value-type="float" office:value="3.52434715842141" calcext:value-type="float">
            <text:p>3.524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4" table:formula="of:= ([.H4]+[.I4]) / [.G47] * 1000000" office:value-type="float" office:value="3.5525273486288" calcext:value-type="float">
            <text:p>3.553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 ([.C5]+[.D5]) / [.B48] * 1000000" office:value-type="float" office:value="3.46839102784388" calcext:value-type="float">
            <text:p>3.46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4" table:formula="of:= ([.H5]+[.I5]) / [.G48] * 1000000" office:value-type="float" office:value="3.62072317262831" calcext:value-type="float">
            <text:p>3.621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formula="of:= ([.C6]+[.D6]) / [.B49] * 1000000" office:value-type="float" office:value="3.58315624286381" calcext:value-type="float">
            <text:p>3.583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4" table:formula="of:= ([.H6]+[.I6]) / [.G49] * 1000000" office:value-type="float" office:value="3.51420035925046" calcext:value-type="float">
            <text:p>3.51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formula="of:= ([.C7]+[.D7]) / [.B50] * 1000000" office:value-type="float" office:value="3.60088026833878" calcext:value-type="float">
            <text:p>3.601</text:p>
          </table:table-cell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4" table:formula="of:= ([.H7]+[.I7]) / [.G50] * 1000000" office:value-type="float" office:value="3.54502030900599" calcext:value-type="float">
            <text:p>3.545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table:formula="of:= ([.C8]+[.D8]) / [.B51] * 1000000" office:value-type="float" office:value="3.56181452422716" calcext:value-type="float">
            <text:p>3.562</text:p>
          </table:table-cell>
          <table:table-cell table:number-columns-repeated="3"/>
          <table:table-cell table:style-name="ce2" office:value-type="float" office:value="64" calcext:value-type="float">
            <text:p>64</text:p>
          </table:table-cell>
          <table:table-cell table:style-name="ce4" table:formula="of:= ([.H8]+[.I8]) / [.G51] * 1000000" office:value-type="float" office:value="3.61282294963112" calcext:value-type="float">
            <text:p>3.613</text:p>
          </table:table-cell>
          <table:table-cell table:number-columns-repeated="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table:formula="of:= ([.C9]+[.D9]) / [.B52] * 1000000" office:value-type="float" office:value="3.53261662321737" calcext:value-type="float">
            <text:p>3.533</text:p>
          </table:table-cell>
          <table:table-cell table:number-columns-repeated="3"/>
          <table:table-cell table:style-name="ce2" office:value-type="float" office:value="128" calcext:value-type="float">
            <text:p>128</text:p>
          </table:table-cell>
          <table:table-cell table:style-name="ce4" table:formula="of:= ([.H9]+[.I9]) / [.G52] * 1000000" office:value-type="float" office:value="3.55488997288397" calcext:value-type="float">
            <text:p>3.555</text:p>
          </table:table-cell>
          <table:table-cell table:number-columns-repeated="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table:formula="of:= ([.C10]+[.D10]) / [.B53] * 1000000" office:value-type="float" office:value="3.56765943613053" calcext:value-type="float">
            <text:p>3.568</text:p>
          </table:table-cell>
          <table:table-cell table:number-columns-repeated="3"/>
          <table:table-cell table:style-name="ce2" office:value-type="float" office:value="256" calcext:value-type="float">
            <text:p>256</text:p>
          </table:table-cell>
          <table:table-cell table:style-name="ce4" table:formula="of:= ([.H10]+[.I10]) / [.G53] * 1000000" office:value-type="float" office:value="3.59905859634301" calcext:value-type="float">
            <text:p>3.599</text:p>
          </table:table-cell>
          <table:table-cell table:number-columns-repeated="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4" table:formula="of:= ([.C11]+[.D11]) / [.B54] * 1000000" office:value-type="float" office:value="3.70740656258038" calcext:value-type="float">
            <text:p>3.707</text:p>
          </table:table-cell>
          <table:table-cell table:number-columns-repeated="3"/>
          <table:table-cell table:style-name="ce2" office:value-type="float" office:value="512" calcext:value-type="float">
            <text:p>512</text:p>
          </table:table-cell>
          <table:table-cell table:style-name="ce4" table:formula="of:= ([.H11]+[.I11]) / [.G54] * 1000000" office:value-type="float" office:value="3.49909796288965" calcext:value-type="float">
            <text:p>3.499</text:p>
          </table:table-cell>
          <table:table-cell table:number-columns-repeated="2"/>
        </table:table-row>
        <table:table-row table:style-name="ro1">
          <table:table-cell table:style-name="ce2" office:value-type="float" office:value="1024" calcext:value-type="float">
            <text:p>1,024</text:p>
          </table:table-cell>
          <table:table-cell table:style-name="ce4" table:formula="of:= ([.C12]+[.D12]) / [.B55] * 1000000" office:value-type="float" office:value="3.52960694213043" calcext:value-type="float">
            <text:p>3.530</text:p>
          </table:table-cell>
          <table:table-cell table:number-columns-repeated="3"/>
          <table:table-cell table:style-name="ce2" office:value-type="float" office:value="1024" calcext:value-type="float">
            <text:p>1,024</text:p>
          </table:table-cell>
          <table:table-cell table:style-name="ce4" table:formula="of:= ([.H12]+[.I12]) / [.G55] * 1000000" office:value-type="float" office:value="3.63719699265907" calcext:value-type="float">
            <text:p>3.637</text:p>
          </table:table-cell>
          <table:table-cell table:number-columns-repeated="2"/>
        </table:table-row>
        <table:table-row table:style-name="ro1">
          <table:table-cell table:style-name="ce2" office:value-type="float" office:value="2048" calcext:value-type="float">
            <text:p>2,048</text:p>
          </table:table-cell>
          <table:table-cell table:style-name="ce4" table:formula="of:= ([.C13]+[.D13]) / [.B56] * 1000000" office:value-type="float" office:value="3.56523096327119" calcext:value-type="float">
            <text:p>3.565</text:p>
          </table:table-cell>
          <table:table-cell table:number-columns-repeated="3"/>
          <table:table-cell table:style-name="ce2" office:value-type="float" office:value="2048" calcext:value-type="float">
            <text:p>2,048</text:p>
          </table:table-cell>
          <table:table-cell table:style-name="ce4" table:formula="of:= ([.H13]+[.I13]) / [.G56] * 1000000" office:value-type="float" office:value="3.68892720383328" calcext:value-type="float">
            <text:p>3.689</text:p>
          </table:table-cell>
          <table:table-cell table:number-columns-repeated="2"/>
        </table:table-row>
        <table:table-row table:style-name="ro1">
          <table:table-cell table:style-name="ce2" office:value-type="float" office:value="4096" calcext:value-type="float">
            <text:p>4,096</text:p>
          </table:table-cell>
          <table:table-cell table:style-name="ce4" table:formula="of:= ([.C14]+[.D14]) / [.B57] * 1000000" office:value-type="float" office:value="3.69895464105311" calcext:value-type="float">
            <text:p>3.699</text:p>
          </table:table-cell>
          <table:table-cell table:number-columns-repeated="3"/>
          <table:table-cell table:style-name="ce2" office:value-type="float" office:value="4096" calcext:value-type="float">
            <text:p>4,096</text:p>
          </table:table-cell>
          <table:table-cell table:style-name="ce4" table:formula="of:= ([.H14]+[.I14]) / [.G57] * 1000000" office:value-type="float" office:value="3.79939209726444" calcext:value-type="float">
            <text:p>3.7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number:number-style style:name="N130">
      <number:number number:decimal-places="11" loext:min-decimal-places="11" number:min-integer-digits="1" number:grouping="true"/>
    </number:number-style>
    <number:number-style style:name="N131">
      <number:number number:decimal-places="12" loext:min-decimal-places="12" number:min-integer-digits="1" number:grouping="true"/>
    </number:number-style>
    <number:number-style style:name="N132">
      <number:number number:decimal-places="13" loext:min-decimal-places="13" number:min-integer-digits="1" number:grouping="true"/>
    </number:number-style>
    <number:number-style style:name="N133">
      <number:number number:decimal-places="14" loext:min-decimal-places="14" number:min-integer-digits="1" number:grouping="true"/>
    </number:number-style>
    <number:number-style style:name="N134">
      <number:number number:decimal-places="15" loext:min-decimal-places="15" number:min-integer-digits="1" number:grouping="true"/>
    </number:number-style>
    <number:number-style style:name="N135">
      <number:number number:decimal-places="16" loext:min-decimal-places="16" number:min-integer-digits="1" number:grouping="true"/>
    </number:number-style>
    <number:number-style style:name="N136">
      <number:number number:decimal-places="17" loext:min-decimal-places="17" number:min-integer-digits="1" number:grouping="true"/>
    </number:number-style>
    <number:number-style style:name="N137">
      <number:number number:decimal-places="18" loext:min-decimal-places="18" number:min-integer-digits="1" number:grouping="true"/>
    </number:number-style>
    <number:number-style style:name="N138">
      <number:number number:decimal-places="19" loext:min-decimal-places="19" number:min-integer-digits="1" number:grouping="true"/>
    </number:number-style>
    <number:number-style style:name="N139">
      <number:number number:decimal-places="20" loext:min-decimal-places="2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1:19:11.891097331</meta:creation-date>
    <dc:date>2019-03-02T22:22:40.566967781</dc:date>
    <meta:editing-duration>PT24M38S</meta:editing-duration>
    <meta:editing-cycles>5</meta:editing-cycles>
    <meta:generator>LibreOffice/6.1.5.2$Linux_X86_64 LibreOffice_project/10$Build-2</meta:generator>
    <meta:document-statistic meta:table-count="1" meta:cell-count="2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807cm" svg:y="0.316cm" chart:style-name="ch2">
          <text:p>Results of "time" Per Execution</text:p>
        </chart:title>
        <chart:subtitle svg:x="6.593cm" svg:y="1.275cm" chart:style-name="ch3">
          <text:p>M = 10 000 000</text:p>
        </chart:subtitle>
        <chart:legend chart:legend-position="top" svg:x="5.292cm" svg:y="2.143cm" style:legend-expansion="wide" chart:style-name="ch4"/>
        <chart:plot-area chart:style-name="ch5" table:cell-range-address="Sheet1.A1:Sheet1.D14" chart:data-source-has-labels="both" svg:x="1.33cm" svg:y="2.921cm" svg:width="14.349cm" svg:height="4.924cm">
          <chartooo:coordinate-region svg:x="2.613cm" svg:y="3.12cm" svg:width="12.641cm" svg:height="4.078cm"/>
          <chart:axis chart:dimension="x" chart:name="primary-x" chart:style-name="ch6" chartooo:axis-type="auto">
            <chartooo:date-scale/>
            <chart:title svg:x="8.328cm" svg:y="8.025cm" chart:style-name="ch7">
              <text:p>N</text:p>
            </chart:title>
            <chart:categories table:cell-range-address="Sheet1.A2:Sheet1.A14"/>
          </chart:axis>
          <chart:axis chart:dimension="y" chart:name="primary-y" chart:style-name="ch8">
            <chart:title svg:x="0.451cm" svg:y="6.075cm" chart:style-name="ch9">
              <text:p>Seconds</text:p>
            </chart:title>
            <chart:grid chart:style-name="ch10" chart:class="major"/>
          </chart:axis>
          <chart:series chart:style-name="ch11" chart:values-cell-range-address="Sheet1.B2:Sheet1.B14" chart:label-cell-address="Sheet1.B1:Sheet1.B1" chart:class="chart:line">
            <chart:data-point chart:repeated="13"/>
          </chart:series>
          <chart:series chart:style-name="ch12" chart:values-cell-range-address="Sheet1.C2:Sheet1.C14" chart:label-cell-address="Sheet1.C1:Sheet1.C1" chart:class="chart:line">
            <chart:data-point chart:repeated="13"/>
          </chart:series>
          <chart:series chart:style-name="ch13" chart:values-cell-range-address="Sheet1.D2:Sheet1.D14" chart:label-cell-address="Sheet1.D1:Sheet1.D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B1:Sheet1.B1</svg:desc>
                </draw:g>
              </table:table-cell>
              <table:table-cell office:value-type="string">
                <text:p>User</text:p>
                <draw:g>
                  <svg:desc>Sheet1.C1:Sheet1.C1</svg:desc>
                </draw:g>
              </table:table-cell>
              <table:table-cell office:value-type="string">
                <text:p>Sy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12.957">
                <text:p>12.957</text:p>
                <draw:g>
                  <svg:desc>Sheet1.B2:Sheet1.B14</svg:desc>
                </draw:g>
              </table:table-cell>
              <table:table-cell office:value-type="float" office:value="4.358">
                <text:p>4.358</text:p>
                <draw:g>
                  <svg:desc>Sheet1.C2:Sheet1.C14</svg:desc>
                </draw:g>
              </table:table-cell>
              <table:table-cell office:value-type="float" office:value="23.299">
                <text:p>23.299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957">
                <text:p>4.957</text:p>
              </table:table-cell>
              <table:table-cell office:value-type="float" office:value="3.003">
                <text:p>3.003</text:p>
              </table:table-cell>
              <table:table-cell office:value-type="float" office:value="11.645">
                <text:p>11.6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7">
                <text:p>4.947</text:p>
              </table:table-cell>
              <table:table-cell office:value-type="float" office:value="2.815">
                <text:p>2.815</text:p>
              </table:table-cell>
              <table:table-cell office:value-type="float" office:value="11.832">
                <text:p>11.8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06">
                <text:p>4.906</text:p>
              </table:table-cell>
              <table:table-cell office:value-type="float" office:value="2.704">
                <text:p>2.70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98">
                <text:p>5.098</text:p>
              </table:table-cell>
              <table:table-cell office:value-type="float" office:value="2.795">
                <text:p>2.795</text:p>
              </table:table-cell>
              <table:table-cell office:value-type="float" office:value="12.284">
                <text:p>12.2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105">
                <text:p>5.105</text:p>
              </table:table-cell>
              <table:table-cell office:value-type="float" office:value="2.703">
                <text:p>2.703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033">
                <text:p>5.033</text:p>
              </table:table-cell>
              <table:table-cell office:value-type="float" office:value="2.824">
                <text:p>2.824</text:p>
              </table:table-cell>
              <table:table-cell office:value-type="float" office:value="12.109">
                <text:p>12.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985">
                <text:p>4.985</text:p>
              </table:table-cell>
              <table:table-cell office:value-type="float" office:value="2.769">
                <text:p>2.769</text:p>
              </table:table-cell>
              <table:table-cell office:value-type="float" office:value="12.004">
                <text:p>12.00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048">
                <text:p>5.048</text:p>
              </table:table-cell>
              <table:table-cell office:value-type="float" office:value="2.815">
                <text:p>2.81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.186">
                <text:p>5.186</text:p>
              </table:table-cell>
              <table:table-cell office:value-type="float" office:value="2.727">
                <text:p>2.727</text:p>
              </table:table-cell>
              <table:table-cell office:value-type="float" office:value="12.551">
                <text:p>12.55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861">
                <text:p>4.861</text:p>
              </table:table-cell>
              <table:table-cell office:value-type="float" office:value="2.678">
                <text:p>2.678</text:p>
              </table:table-cell>
              <table:table-cell office:value-type="float" office:value="11.768">
                <text:p>11.76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939">
                <text:p>4.939</text:p>
              </table:table-cell>
              <table:table-cell office:value-type="float" office:value="2.832">
                <text:p>2.832</text:p>
              </table:table-cell>
              <table:table-cell office:value-type="float" office:value="11.833">
                <text:p>11.8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953">
                <text:p>4.953</text:p>
              </table:table-cell>
              <table:table-cell office:value-type="float" office:value="2.896">
                <text:p>2.896</text:p>
              </table:table-cell>
              <table:table-cell office:value-type="float" office:value="11.721">
                <text:p>11.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807cm" svg:y="0.316cm" chart:style-name="ch2">
          <text:p>Results of "time" Per Execution</text:p>
        </chart:title>
        <chart:subtitle svg:x="6.698cm" svg:y="1.275cm" chart:style-name="ch3">
          <text:p>M = 1 000 000</text:p>
        </chart:subtitle>
        <chart:legend chart:legend-position="top" svg:x="5.292cm" svg:y="2.143cm" style:legend-expansion="wide" chart:style-name="ch4"/>
        <chart:plot-area chart:style-name="ch5" table:cell-range-address="Sheet1.F1:Sheet1.I14" chart:data-source-has-labels="both" svg:x="1.33cm" svg:y="2.921cm" svg:width="14.349cm" svg:height="4.924cm">
          <chartooo:coordinate-region svg:x="2.428cm" svg:y="3.121cm" svg:width="12.826cm" svg:height="4.077cm"/>
          <chart:axis chart:dimension="x" chart:name="primary-x" chart:style-name="ch6" chartooo:axis-type="auto">
            <chartooo:date-scale/>
            <chart:title svg:x="8.328cm" svg:y="8.025cm" chart:style-name="ch7">
              <text:p>N</text:p>
            </chart:title>
            <chart:categories table:cell-range-address="Sheet1.F2:Sheet1.F14"/>
          </chart:axis>
          <chart:axis chart:dimension="y" chart:name="primary-y" chart:style-name="ch8">
            <chart:title svg:x="0.451cm" svg:y="6.075cm" chart:style-name="ch9">
              <text:p>Seconds</text:p>
            </chart:title>
            <chart:grid chart:style-name="ch10" chart:class="major"/>
          </chart:axis>
          <chart:series chart:style-name="ch11" chart:values-cell-range-address="Sheet1.G2:Sheet1.G14" chart:label-cell-address="Sheet1.G1:Sheet1.G1" chart:class="chart:line">
            <chart:data-point chart:repeated="13"/>
          </chart:series>
          <chart:series chart:style-name="ch12" chart:values-cell-range-address="Sheet1.H2:Sheet1.H14" chart:label-cell-address="Sheet1.H1:Sheet1.H1" chart:class="chart:line">
            <chart:data-point chart:repeated="13"/>
          </chart:series>
          <chart:series chart:style-name="ch13" chart:values-cell-range-address="Sheet1.I2:Sheet1.I14" chart:label-cell-address="Sheet1.I1:Sheet1.I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G1:Sheet1.G1</svg:desc>
                </draw:g>
              </table:table-cell>
              <table:table-cell office:value-type="string">
                <text:p>User</text:p>
                <draw:g>
                  <svg:desc>Sheet1.H1:Sheet1.H1</svg:desc>
                </draw:g>
              </table:table-cell>
              <table:table-cell office:value-type="string">
                <text:p>Sy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14</svg:desc>
                </draw:g>
              </table:table-cell>
              <table:table-cell office:value-type="float" office:value="1.294">
                <text:p>1.294</text:p>
                <draw:g>
                  <svg:desc>Sheet1.G2:Sheet1.G14</svg:desc>
                </draw:g>
              </table:table-cell>
              <table:table-cell office:value-type="float" office:value="0.405">
                <text:p>0.405</text:p>
                <draw:g>
                  <svg:desc>Sheet1.H2:Sheet1.H14</svg:desc>
                </draw:g>
              </table:table-cell>
              <table:table-cell office:value-type="float" office:value="2.359">
                <text:p>2.359</text:p>
                <draw:g>
                  <svg:desc>Sheet1.I2:Sheet1.I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05">
                <text:p>0.305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  <table:table-cell office:value-type="float" office:value="0.263">
                <text:p>0.263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05">
                <text:p>0.505</text:p>
              </table:table-cell>
              <table:table-cell office:value-type="float" office:value="0.267">
                <text:p>0.267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3">
                <text:p>0.503</text:p>
              </table:table-cell>
              <table:table-cell office:value-type="float" office:value="0.241">
                <text:p>0.2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97">
                <text:p>0.497</text:p>
              </table:table-cell>
              <table:table-cell office:value-type="float" office:value="0.295">
                <text:p>0.295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4">
                <text:p>0.504</text:p>
              </table:table-cell>
              <table:table-cell office:value-type="float" office:value="0.308">
                <text:p>0.308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97">
                <text:p>0.497</text:p>
              </table:table-cell>
              <table:table-cell office:value-type="float" office:value="0.285">
                <text:p>0.28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06">
                <text:p>0.506</text:p>
              </table:table-cell>
              <table:table-cell office:value-type="float" office:value="0.278">
                <text:p>0.27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99">
                <text:p>0.499</text:p>
              </table:table-cell>
              <table:table-cell office:value-type="float" office:value="0.244">
                <text:p>0.244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02">
                <text:p>0.502</text:p>
              </table:table-cell>
              <table:table-cell office:value-type="float" office:value="0.272">
                <text:p>0.27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506">
                <text:p>0.506</text:p>
              </table:table-cell>
              <table:table-cell office:value-type="float" office:value="0.295">
                <text:p>0.29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278cm" svg:y="0.316cm" chart:style-name="ch2">
          <text:p>Number of Read Calls Per Execution</text:p>
        </chart:title>
        <chart:subtitle svg:x="6.593cm" svg:y="1.275cm" chart:style-name="ch3">
          <text:p>M = 10 000 000</text:p>
        </chart:subtitle>
        <chart:plot-area chart:style-name="ch4" table:cell-range-address="Sheet1.A44:Sheet1.B57" chart:data-source-has-labels="both" svg:x="1.33cm" svg:y="2.138cm" svg:width="14.349cm" svg:height="5.707cm">
          <chartooo:coordinate-region svg:x="3.089cm" svg:y="2.337cm" svg:width="11.98cm" svg:height="4.861cm"/>
          <chart:axis chart:dimension="x" chart:name="primary-x" chart:style-name="ch5" chartooo:axis-type="auto">
            <chartooo:date-scale/>
            <chart:title svg:x="8.328cm" svg:y="8.025cm" chart:style-name="ch6">
              <text:p>N</text:p>
            </chart:title>
            <chart:categories table:cell-range-address="Sheet1.A45:Sheet1.A57"/>
          </chart:axis>
          <chart:axis chart:dimension="y" chart:name="primary-y" chart:style-name="ch5">
            <chart:title svg:x="0.451cm" svg:y="6.649cm" chart:style-name="ch7">
              <text:p>Number of Read Calls</text:p>
            </chart:title>
            <chart:grid chart:style-name="ch8" chart:class="major"/>
          </chart:axis>
          <chart:series chart:style-name="ch9" chart:values-cell-range-address="Sheet1.B45:Sheet1.B57" chart:label-cell-address="Sheet1.B44:Sheet1.B44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Call Count</text:p>
                <draw:g>
                  <svg:desc>Sheet1.B44:Sheet1.B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5:Sheet1.A57</svg:desc>
                </draw:g>
              </table:table-cell>
              <table:table-cell office:value-type="float" office:value="10000000">
                <text:p>10000000</text:p>
                <draw:g>
                  <svg:desc>Sheet1.B45:Sheet1.B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55947">
                <text:p>41559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96182">
                <text:p>41961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08301">
                <text:p>42083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80089">
                <text:p>41800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192526">
                <text:p>41925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181886">
                <text:p>41818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183415">
                <text:p>418341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20940">
                <text:p>412094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092807">
                <text:p>40928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13338">
                <text:p>411333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951657">
                <text:p>3951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278cm" svg:y="0.316cm" chart:style-name="ch2">
          <text:p>Number of Read Calls Per Execution</text:p>
        </chart:title>
        <chart:subtitle svg:x="6.698cm" svg:y="1.275cm" chart:style-name="ch3">
          <text:p>M = 1 000 000</text:p>
        </chart:subtitle>
        <chart:plot-area chart:style-name="ch4" table:cell-range-address="Sheet1.F44:Sheet1.G57" chart:data-source-has-labels="both" svg:x="1.33cm" svg:y="2.138cm" svg:width="14.349cm" svg:height="5.707cm">
          <chartooo:coordinate-region svg:x="2.798cm" svg:y="2.337cm" svg:width="12.165cm" svg:height="4.861cm"/>
          <chart:axis chart:dimension="x" chart:name="primary-x" chart:style-name="ch5" chartooo:axis-type="auto">
            <chartooo:date-scale/>
            <chart:title svg:x="8.328cm" svg:y="8.025cm" chart:style-name="ch6">
              <text:p>N</text:p>
            </chart:title>
            <chart:categories table:cell-range-address="Sheet1.F45:Sheet1.F57"/>
          </chart:axis>
          <chart:axis chart:dimension="y" chart:name="primary-y" chart:style-name="ch5">
            <chart:title svg:x="0.451cm" svg:y="6.649cm" chart:style-name="ch7">
              <text:p>Number of Read Calls</text:p>
            </chart:title>
            <chart:grid chart:style-name="ch8" chart:class="major"/>
          </chart:axis>
          <chart:series chart:style-name="ch9" chart:values-cell-range-address="Sheet1.G45:Sheet1.G57" chart:label-cell-address="Sheet1.G44:Sheet1.G44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Call Count</text:p>
                <draw:g>
                  <svg:desc>Sheet1.G44:Sheet1.G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45:Sheet1.F57</svg:desc>
                </draw:g>
              </table:table-cell>
              <table:table-cell office:value-type="float" office:value="1000000">
                <text:p>1000000</text:p>
                <draw:g>
                  <svg:desc>Sheet1.G45:Sheet1.G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1468">
                <text:p>501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1538">
                <text:p>4115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1520">
                <text:p>4115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1433">
                <text:p>4214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4102">
                <text:p>4141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8268">
                <text:p>4082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12671">
                <text:p>4126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14275">
                <text:p>4142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21823">
                <text:p>42182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05807">
                <text:p>4058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99032">
                <text:p>3990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90852">
                <text:p>390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title svg:x="3.562cm" svg:y="0.316cm" chart:style-name="ch2">
          <text:p>Microseconds Per Read Call Per Execution </text:p>
        </chart:title>
        <chart:subtitle svg:x="6.592cm" svg:y="1.275cm" chart:style-name="ch3">
          <text:p>M = 10 000 000</text:p>
        </chart:subtitle>
        <chart:plot-area chart:style-name="ch4" table:cell-range-address="Sheet1.A82:Sheet1.B95" chart:data-source-has-labels="both" svg:x="1.33cm" svg:y="2.138cm" svg:width="14.347cm" svg:height="5.706cm">
          <chartooo:coordinate-region svg:x="2.428cm" svg:y="2.337cm" svg:width="12.824cm" svg:height="4.86cm"/>
          <chart:axis chart:dimension="x" chart:name="primary-x" chart:style-name="ch5" chartooo:axis-type="auto">
            <chartooo:date-scale/>
            <chart:title svg:x="8.327cm" svg:y="8.024cm" chart:style-name="ch6">
              <text:p>N</text:p>
            </chart:title>
            <chart:categories table:cell-range-address="Sheet1.A83:Sheet1.A95"/>
          </chart:axis>
          <chart:axis chart:dimension="y" chart:name="primary-y" chart:style-name="ch7">
            <chart:title svg:x="0.451cm" svg:y="6.054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B83:Sheet1.B95" chart:label-cell-address="Sheet1.B82:Sheet1.B8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onds Per Read Call</text:p>
                <draw:g>
                  <svg:desc>Sheet1.B82:Sheet1.B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83:Sheet1.A95</svg:desc>
                </draw:g>
              </table:table-cell>
              <table:table-cell office:value-type="float" office:value="2.7657">
                <text:p>2.7657</text:p>
                <draw:g>
                  <svg:desc>Sheet1.B83:Sheet1.B9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296">
                <text:p>2.92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2434715842141">
                <text:p>3.524347158421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6839102784388">
                <text:p>3.468391027843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58315624286381">
                <text:p>3.583156242863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0088026833878">
                <text:p>3.600880268338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56181452422716">
                <text:p>3.561814524227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53261662321737">
                <text:p>3.5326166232173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56765943613053">
                <text:p>3.5676594361305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70740656258038">
                <text:p>3.7074065625803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52960694213043">
                <text:p>3.5296069421304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56523096327119">
                <text:p>3.5652309632711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69895464105311">
                <text:p>3.698954641053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3.628cm" svg:y="0.316cm" chart:style-name="ch2">
          <text:p>Microseconds Per Read Call Per Execution</text:p>
        </chart:title>
        <chart:subtitle svg:x="6.697cm" svg:y="1.275cm" chart:style-name="ch3">
          <text:p>M = 1 000 000</text:p>
        </chart:subtitle>
        <chart:plot-area chart:style-name="ch4" table:cell-range-address="Sheet1.F82:Sheet1.G95" chart:data-source-has-labels="both" svg:x="1.33cm" svg:y="2.138cm" svg:width="14.347cm" svg:height="5.707cm">
          <chartooo:coordinate-region svg:x="2.428cm" svg:y="2.337cm" svg:width="12.824cm" svg:height="4.861cm"/>
          <chart:axis chart:dimension="x" chart:name="primary-x" chart:style-name="ch5" chartooo:axis-type="auto">
            <chartooo:date-scale/>
            <chart:title svg:x="8.327cm" svg:y="8.025cm" chart:style-name="ch6">
              <text:p>N</text:p>
            </chart:title>
            <chart:categories table:cell-range-address="Sheet1.F83:Sheet1.F95"/>
          </chart:axis>
          <chart:axis chart:dimension="y" chart:name="primary-y" chart:style-name="ch7">
            <chart:title svg:x="0.451cm" svg:y="6.054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G83:Sheet1.G95" chart:label-cell-address="Sheet1.G82:Sheet1.G8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ond Per Read Call</text:p>
                <draw:g>
                  <svg:desc>Sheet1.G82:Sheet1.G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83:Sheet1.F95</svg:desc>
                </draw:g>
              </table:table-cell>
              <table:table-cell office:value-type="float" office:value="2.764">
                <text:p>2.764</text:p>
                <draw:g>
                  <svg:desc>Sheet1.G83:Sheet1.G9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1344612218526">
                <text:p>2.913446122185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525273486288">
                <text:p>3.5525273486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2072317262831">
                <text:p>3.620723172628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51420035925046">
                <text:p>3.51420035925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4502030900599">
                <text:p>3.545020309005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61282294963112">
                <text:p>3.612822949631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55488997288397">
                <text:p>3.554889972883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59905859634301">
                <text:p>3.5990585963430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49909796288965">
                <text:p>3.4990979628896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63719699265907">
                <text:p>3.637196992659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68892720383328">
                <text:p>3.688927203833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79939209726444">
                <text:p>3.79939209726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